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2626*"/>
    </style:style>
    <style:style style:name="Table3.B" style:family="table-column">
      <style:table-column-properties style:column-width="4.445cm" style:rel-column-width="2520*"/>
    </style:style>
    <style:style style:name="Table3.C" style:family="table-column">
      <style:table-column-properties style:column-width="7.92cm" style:rel-column-width="449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ADDBACKUP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rsers::AddBackupPar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parse</text:p>
          </table:table-cell>
          <table:table-cell table:style-name="Table3.B2" office:value-type="string">
            <text:p text:style-name="P11">xml</text:p>
          </table:table-cell>
          <table:table-cell table:style-name="Table3.C2" office:value-type="string">
            <text:p text:style-name="P12">&lt;addbackup&gt;</text:p>
            <text:p text:style-name="P12"><text:tab/>&lt;entry&gt;proyecto1&lt;/entry&gt;</text:p>
            <text:p text:style-name="P12">&lt;/addbackup&gt;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>Se espera que la función <text:span text:style-name="T1">backups</text:span> retorne una lista con el elemento proyecto1 </text:p>
      <text:p text:style-name="Standard"/>
      <text:p text:style-name="P12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7T17:41:54</dc:date>
    <dc:language>es-CO</dc:language>
    <meta:editing-cycles>60</meta:editing-cycles>
    <meta:editing-duration>PT36M25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9" meta:word-count="64" meta:character-count="453"/>
  </office:meta>
</office:document-meta>
</file>